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BD0000009082F4C766.jpg" manifest:media-type="image/jpeg"/>
  <manifest:file-entry manifest:full-path="Pictures/1000020000000094000000940867BD18.png" manifest:media-type="image/png"/>
  <manifest:file-entry manifest:full-path="Pictures/100002000000009400000094C3CC6AB9.png" manifest:media-type="image/png"/>
  <manifest:file-entry manifest:full-path="Pictures/1000020000000094000000949EEE5156.png" manifest:media-type="image/png"/>
  <manifest:file-entry manifest:full-path="Pictures/100002000000009400000094C4BE864F.png" manifest:media-type="image/png"/>
  <manifest:file-entry manifest:full-path="Pictures/10000200000000940000009446FAF704.png" manifest:media-type="image/png"/>
  <manifest:file-entry manifest:full-path="Pictures/10000200000000940000009451697E43.png" manifest:media-type="image/png"/>
  <manifest:file-entry manifest:full-path="Pictures/100002000000009400000094CE935F1B.png" manifest:media-type="image/png"/>
  <manifest:file-entry manifest:full-path="Pictures/100002000000009400000094EADE1E09.png" manifest:media-type="image/png"/>
  <manifest:file-entry manifest:full-path="Pictures/100002000000009400000094008D3B02.png" manifest:media-type="image/png"/>
  <manifest:file-entry manifest:full-path="Pictures/10000200000000940000009464FD7ABA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Calibri1" svg:font-family="Calibri" style:font-family-generic="swiss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2" svg:font-family="Calibri" style:font-family-generic="system" style:font-pitch="variable"/>
    <style:font-face style:name="Consolas1" svg:font-family="Consolas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P1" style:family="paragraph" style:parent-style-name="Standard">
      <style:text-properties officeooo:rsid="001bcd8d" officeooo:paragraph-rsid="001bcd8d"/>
    </style:style>
    <style:style style:name="P2" style:family="paragraph" style:parent-style-name="Standard">
      <style:text-properties officeooo:rsid="001bcd8d" officeooo:paragraph-rsid="001da027"/>
    </style:style>
    <style:style style:name="P3" style:family="paragraph" style:parent-style-name="Standard">
      <style:text-properties officeooo:paragraph-rsid="001bcd8d"/>
    </style:style>
    <style:style style:name="P4" style:family="paragraph" style:parent-style-name="Standard">
      <style:text-properties officeooo:rsid="001da027" officeooo:paragraph-rsid="001da027"/>
    </style:style>
    <style:style style:name="P5" style:family="paragraph" style:parent-style-name="Standard">
      <style:text-properties officeooo:paragraph-rsid="001da027"/>
    </style:style>
    <style:style style:name="P6" style:family="paragraph" style:parent-style-name="Standard">
      <style:text-properties officeooo:rsid="001dae19" officeooo:paragraph-rsid="001dae19"/>
    </style:style>
    <style:style style:name="P7" style:family="paragraph" style:parent-style-name="Standard">
      <style:text-properties officeooo:rsid="00227986" officeooo:paragraph-rsid="00227986"/>
    </style:style>
    <style:style style:name="P8" style:family="paragraph" style:parent-style-name="Standard">
      <style:text-properties officeooo:paragraph-rsid="00227986"/>
    </style:style>
    <style:style style:name="P9" style:family="paragraph" style:parent-style-name="Standard">
      <style:text-properties fo:font-weight="bold" style:font-weight-asian="bold" style:font-weight-complex="bold"/>
    </style:style>
    <style:style style:name="P10" style:family="paragraph" style:parent-style-name="Standard">
      <style:text-properties fo:font-weight="bold" officeooo:rsid="00227986" officeooo:paragraph-rsid="00227986" style:font-weight-asian="bold" style:font-weight-complex="bold"/>
    </style:style>
    <style:style style:name="P11" style:family="paragraph" style:parent-style-name="Standard">
      <style:text-properties fo:font-weight="bold" officeooo:rsid="001bcd8d" officeooo:paragraph-rsid="001da027" style:font-weight-asian="bold" style:font-weight-complex="bold"/>
    </style:style>
    <style:style style:name="P12" style:family="paragraph" style:parent-style-name="Standard">
      <style:text-properties fo:font-weight="bold" officeooo:rsid="001da027" officeooo:paragraph-rsid="001da027" style:font-weight-asian="bold" style:font-weight-complex="bold"/>
    </style:style>
    <style:style style:name="P13" style:family="paragraph" style:parent-style-name="Standard">
      <style:text-properties officeooo:rsid="0023ade8" officeooo:paragraph-rsid="003061ec"/>
    </style:style>
    <style:style style:name="P14" style:family="paragraph" style:parent-style-name="Standard">
      <style:text-properties officeooo:rsid="0025337d" officeooo:paragraph-rsid="0025337d"/>
    </style:style>
    <style:style style:name="P15" style:family="paragraph" style:parent-style-name="Standard">
      <style:text-properties officeooo:paragraph-rsid="001dae19"/>
    </style:style>
    <style:style style:name="P16" style:family="paragraph" style:parent-style-name="Standard">
      <style:text-properties fo:font-style="italic" style:font-style-asian="italic" style:font-style-complex="italic"/>
    </style:style>
    <style:style style:name="P17" style:family="paragraph" style:parent-style-name="Text_20_body">
      <style:text-properties officeooo:paragraph-rsid="0028fa4c"/>
    </style:style>
    <style:style style:name="P18" style:family="paragraph" style:parent-style-name="Heading_20_1" style:master-page-name="Standard">
      <style:paragraph-properties style:page-number="auto"/>
    </style:style>
    <style:style style:name="P19" style:family="paragraph" style:parent-style-name="Heading_20_2" style:list-style-name="WWNum8"/>
    <style:style style:name="P20" style:family="paragraph" style:parent-style-name="Heading_20_2">
      <style:text-properties officeooo:rsid="0023ade8" officeooo:paragraph-rsid="0023ade8"/>
    </style:style>
    <style:style style:name="P21" style:family="paragraph" style:parent-style-name="Header">
      <style:paragraph-properties fo:margin-left="0cm" fo:margin-right="0cm" fo:text-indent="-2cm" style:auto-text-indent="false"/>
    </style:style>
    <style:style style:name="P22" style:family="paragraph" style:parent-style-name="List_20_Paragraph" style:list-style-name="WWNum11">
      <style:text-properties officeooo:paragraph-rsid="001dae19"/>
    </style:style>
    <style:style style:name="P23" style:family="paragraph" style:parent-style-name="List_20_Paragraph" style:list-style-name="WWNum11">
      <style:text-properties officeooo:paragraph-rsid="002f73df"/>
    </style:style>
    <style:style style:name="P24" style:family="paragraph" style:parent-style-name="List_20_Paragraph" style:list-style-name="WWNum11">
      <style:text-properties fo:font-style="italic" style:font-style-asian="italic" style:font-style-complex="italic"/>
    </style:style>
    <style:style style:name="P25" style:family="paragraph" style:parent-style-name="List_20_Paragraph" style:list-style-name="WWNum11">
      <style:text-properties fo:font-style="italic" officeooo:paragraph-rsid="001dae19" style:font-style-asian="italic" style:font-style-complex="italic"/>
    </style:style>
    <style:style style:name="P26" style:family="paragraph" style:parent-style-name="List_20_Paragraph" style:list-style-name="WWNum11">
      <style:paragraph-properties fo:margin-left="0cm" fo:margin-right="0cm" fo:text-indent="0cm" style:auto-text-indent="false"/>
      <style:text-properties officeooo:paragraph-rsid="001dae19"/>
    </style:style>
    <style:style style:name="P27" style:family="paragraph" style:parent-style-name="List_20_Paragraph" style:list-style-name="WWNum11">
      <style:paragraph-properties fo:margin-left="0cm" fo:margin-right="0cm" fo:text-indent="0cm" style:auto-text-indent="false"/>
      <style:text-properties fo:font-weight="bold" officeooo:rsid="001dae19" officeooo:paragraph-rsid="001dae19" style:font-weight-asian="bold" style:font-weight-complex="bold"/>
    </style:style>
    <style:style style:name="P28" style:family="paragraph" style:parent-style-name="Frame_20_contents">
      <style:paragraph-properties fo:margin-top="0cm" fo:margin-bottom="0cm" loext:contextual-spacing="false" fo:line-height="100%"/>
    </style:style>
    <style:style style:name="P29" style:family="paragraph" style:parent-style-name="Frame_20_contents">
      <style:paragraph-properties fo:margin-top="0cm" fo:margin-bottom="0cm" loext:contextual-spacing="false" fo:line-height="100%"/>
      <style:text-properties fo:color="#000000"/>
    </style:style>
    <style:style style:name="P30" style:family="paragraph" style:parent-style-name="Frame_20_contents">
      <style:paragraph-properties fo:margin-top="0cm" fo:margin-bottom="0cm" loext:contextual-spacing="false" fo:line-height="100%" fo:text-align="end" style:justify-single-word="false"/>
      <style:text-properties fo:color="#000000"/>
    </style:style>
    <style:style style:name="P31" style:family="paragraph" style:parent-style-name="Frame_20_contents">
      <style:paragraph-properties fo:margin-top="0.071cm" fo:margin-bottom="0.088cm" loext:contextual-spacing="false" fo:line-height="100%"/>
    </style:style>
    <style:style style:name="P32" style:family="paragraph" style:parent-style-name="Frame_20_contents">
      <style:paragraph-properties fo:margin-left="1cm" fo:margin-right="0cm" fo:margin-top="0cm" fo:margin-bottom="0cm" loext:contextual-spacing="false" fo:line-height="100%" fo:text-indent="0.6cm" style:auto-text-indent="false"/>
    </style:style>
    <style:style style:name="P33" style:family="paragraph">
      <loext:graphic-properties draw:fill="none"/>
      <style:paragraph-properties fo:text-align="start"/>
      <style:text-properties fo:font-size="18pt"/>
    </style:style>
    <style:style style:name="P34" style:family="paragraph">
      <loext:graphic-properties draw:fill="none"/>
      <style:paragraph-properties fo:text-align="start"/>
      <style:text-properties fo:color="#000000" fo:font-size="18pt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1bcd8d"/>
    </style:style>
    <style:style style:name="T3" style:family="text">
      <style:text-properties fo:language="en" fo:country="US" officeooo:rsid="001da027"/>
    </style:style>
    <style:style style:name="T4" style:family="text">
      <style:text-properties fo:language="en" fo:country="US" officeooo:rsid="001dae19"/>
    </style:style>
    <style:style style:name="T5" style:family="text">
      <style:text-properties fo:language="en" fo:country="US" officeooo:rsid="001f4658"/>
    </style:style>
    <style:style style:name="T6" style:family="text">
      <style:text-properties fo:language="en" fo:country="US" officeooo:rsid="0020ee66"/>
    </style:style>
    <style:style style:name="T7" style:family="text">
      <style:text-properties fo:language="en" fo:country="US" officeooo:rsid="00227986"/>
    </style:style>
    <style:style style:name="T8" style:family="text">
      <style:text-properties fo:language="en" fo:country="US" officeooo:rsid="0028fa4c"/>
    </style:style>
    <style:style style:name="T9" style:family="text">
      <style:text-properties fo:language="en" fo:country="US" officeooo:rsid="002ce985"/>
    </style:style>
    <style:style style:name="T10" style:family="text">
      <style:text-properties fo:language="en" fo:country="US" officeooo:rsid="002dd019"/>
    </style:style>
    <style:style style:name="T11" style:family="text">
      <style:text-properties fo:language="en" fo:country="US" officeooo:rsid="002eb1fb"/>
    </style:style>
    <style:style style:name="T12" style:family="text">
      <style:text-properties fo:language="en" fo:country="US" officeooo:rsid="002f73df"/>
    </style:style>
    <style:style style:name="T13" style:family="text">
      <style:text-properties fo:language="en" fo:country="US" fo:font-weight="bold" style:font-weight-asian="bold" style:font-weight-complex="bold"/>
    </style:style>
    <style:style style:name="T14" style:family="text">
      <style:text-properties style:text-position="super 58%" fo:language="en" fo:country="US"/>
    </style:style>
    <style:style style:name="T15" style:family="text">
      <style:text-properties style:text-position="super 58%" fo:language="en" fo:country="US" officeooo:rsid="001bcd8d"/>
    </style:style>
    <style:style style:name="T16" style:family="text">
      <style:text-properties style:text-position="sub 58%" fo:language="en" fo:country="US"/>
    </style:style>
    <style:style style:name="T17" style:family="text">
      <style:text-properties style:text-position="sub 58%" fo:language="en" fo:country="US" officeooo:rsid="00227986"/>
    </style:style>
    <style:style style:name="T18" style:family="text">
      <style:text-properties style:font-weight-complex="bold"/>
    </style:style>
    <style:style style:name="T19" style:family="text">
      <style:text-properties fo:font-size="9.5pt" fo:language="en" fo:country="US" style:font-size-asian="9.5pt" style:font-size-complex="9.5pt"/>
    </style:style>
    <style:style style:name="T20" style:family="text">
      <style:text-properties fo:font-size="9pt" fo:language="en" fo:country="US" style:font-size-asian="9pt" style:font-size-complex="9pt"/>
    </style:style>
    <style:style style:name="T21" style:family="text">
      <style:text-properties officeooo:rsid="001dae19"/>
    </style:style>
    <style:style style:name="T22" style:family="text">
      <style:text-properties style:text-position="0% 100%" fo:language="en" fo:country="US"/>
    </style:style>
    <style:style style:name="T23" style:family="text">
      <style:text-properties officeooo:rsid="0028fa4c"/>
    </style:style>
    <style:style style:name="T24" style:family="text">
      <style:text-properties style:font-name="Calibri1" fo:language="en" fo:country="US" officeooo:rsid="002f73df" style:font-name-asian="Calibri1" style:font-name-complex="Calibri1"/>
    </style:style>
    <style:style style:name="T25" style:family="text">
      <style:text-properties style:font-name="Calibri" fo:language="en" fo:country="US" officeooo:rsid="002f73df" style:font-name-asian="Calibri2" style:font-name-complex="Arial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style:style style:name="gr1" style:family="graphic" style:parent-style-name="Frame">
      <style:graphic-properties draw:stroke="none" svg:stroke-width="0.026cm" draw:stroke-linejoin="miter" draw:fill="none" draw:textarea-vertical-align="top" draw:auto-grow-height="false" fo:min-height="1.178cm" fo:min-width="13.481cm" fo:padding-top="0.125cm" fo:padding-bottom="0.125cm" fo:padding-left="0.25cm" fo:padding-right="0.25cm" fo:wrap-option="wrap" fo:margin-left="0.318cm" fo:margin-right="0.318cm" fo:margin-top="0.127cm" fo:margin-bottom="0.127cm" style:run-through="background" style:wrap="parallel" style:number-wrapped-paragraphs="no-limit" style:wrap-contour="false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 style:parent-style-name="Frame">
      <style:graphic-properties draw:stroke="none" svg:stroke-width="0.018cm" draw:fill="none" draw:textarea-vertical-align="middle" draw:auto-grow-height="false" fo:min-height="0.557cm" fo:min-width="1.535cm" fo:padding-top="0cm" fo:padding-bottom="0cm" fo:padding-left="0.049cm" fo:padding-right="0cm" fo:wrap-option="wrap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 style:parent-style-name="Frame">
      <style:graphic-properties draw:stroke="none" svg:stroke-width="0.026cm" draw:stroke-linejoin="miter" draw:fill="none" draw:textarea-vertical-align="top" draw:auto-grow-height="false" fo:min-height="1.178cm" fo:min-width="3.844cm" fo:padding-top="0.125cm" fo:padding-bottom="0.125cm" fo:padding-left="0.25cm" fo:padding-right="0.25cm" fo:wrap-option="wrap" fo:margin-left="0.318cm" fo:margin-right="0.318cm" fo:margin-top="0.127cm" fo:margin-bottom="0.127cm" style:run-through="background" style:wrap="parallel" style:number-wrapped-paragraphs="no-limit" style:wrap-contour="false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solid" svg:stroke-width="0.035cm" svg:stroke-color="#f37123" draw:fill="none" draw:textarea-horizontal-align="center" draw:textarea-vertical-align="top" draw:auto-grow-height="false" fo:padding-top="0.125cm" fo:padding-bottom="0.125cm" fo:padding-left="0.25cm" fo:padding-right="0.25cm" fo:wrap-option="wrap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 style:parent-style-name="Frame">
      <style:graphic-properties draw:stroke="none" svg:stroke-width="0.018cm" draw:fill="none" draw:textarea-vertical-align="middle" draw:auto-grow-height="false" fo:min-height="0.564cm" fo:min-width="2.503cm" fo:padding-top="0cm" fo:padding-bottom="0cm" fo:padding-left="0cm" fo:padding-right="0cm" fo:wrap-option="wrap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8" text:outline-level="1"><text:span text:style-name="T1">Homework: Math for Developers</text:span></text:h>
      <text:p text:style-name="Standard"><text:span text:style-name="T1">This document defines homework assignments from the </text:span><text:a xlink:type="simple" xlink:href="http://softuni.bg/courses/csharp-basics/" text:style-name="Internet_20_link" text:visited-style-name="Visited_20_Internet_20_Link"><text:span text:style-name="T1">“C# Basics“ Course @ Software University</text:span></text:a><text:span text:style-name="T1">. Please submit as homework a single </text:span><text:span text:style-name="Code_20_Char"><text:span text:style-name="T1">txt/doc/docx </text:span></text:span><text:span text:style-name="T1">file holding the answers of all below described problems. </text:span></text:p>
      <text:list xml:id="list840085033833537076" text:style-name="WWNum8">
        <text:list-item>
          <text:h text:style-name="P19" text:outline-level="1">Some Primes</text:h>
        </text:list-item>
      </text:list>
      <text:p text:style-name="P16"><text:span text:style-name="T1">Find the 24</text:span><text:span text:style-name="T14">th</text:span><text:span text:style-name="T1">, 101</text:span><text:span text:style-name="T14">st</text:span><text:span text:style-name="T1"> and 251</text:span><text:span text:style-name="T14">st</text:span><text:span text:style-name="T1"> prime number.</text:span></text:p>
      <text:p text:style-name="P11"><text:span text:style-name="T1">Answer</text:span><text:span text:style-name="T3">:</text:span></text:p>
      <text:p text:style-name="P2"><text:span text:style-name="T1">24</text:span><text:span text:style-name="T14">th </text:span><text:span text:style-name="T1">prime number is 89.</text:span></text:p>
      <text:p text:style-name="P1"><text:span text:style-name="T1">101</text:span><text:span text:style-name="T14">st</text:span><text:span text:style-name="T1"> <text:s/>prime number is 547.</text:span></text:p>
      <text:p text:style-name="P3"><text:span text:style-name="T2">251</text:span><text:span text:style-name="T15">st</text:span><text:span text:style-name="T2"> prime number is 1597.</text:span></text:p>
      <text:list xml:id="list211922688770480" text:continue-numbering="true" text:style-name="WWNum8">
        <text:list-item>
          <text:h text:style-name="P19" text:outline-level="1">Some Fibonacci Primes</text:h>
        </text:list-item>
      </text:list>
      <text:p text:style-name="P16"><text:span text:style-name="T1">Check if the 24</text:span><text:span text:style-name="T14">th</text:span><text:span text:style-name="T1">, 101</text:span><text:span text:style-name="T14">st</text:span><text:span text:style-name="T1"> and 251</text:span><text:span text:style-name="T14">st</text:span><text:span text:style-name="T1"> prime numbers are part of the base Fibonacci number set. What is their position?</text:span></text:p>
      <text:p text:style-name="P12"><text:span text:style-name="T1">Answer:</text:span></text:p>
      <text:p text:style-name="P4"><text:span text:style-name="T1">24th prime is 89 and is number 11 in the Fibonacci sequence.</text:span></text:p>
      <text:p text:style-name="P4"><text:span text:style-name="T1">101th prime is 547 and is not a member of the Fibonacci sequence.</text:span></text:p>
      <text:p text:style-name="P4"><text:span text:style-name="T1">251st prime is 1597 and is 17th Fibonacci number.</text:span></text:p>
      <text:list xml:id="list211921834873358" text:continue-numbering="true" text:style-name="WWNum8">
        <text:list-item>
          <text:h text:style-name="P19" text:outline-level="1">Some Factorials</text:h>
        </text:list-item>
      </text:list>
      <text:p text:style-name="P16"><text:span text:style-name="T1">Find 100!, 171! and 250! Give all digits.</text:span></text:p>
      <text:p text:style-name="P9"><text:span text:style-name="T1">Answer:</text:span></text:p>
      <text:p text:style-name="P5"><text:span text:style-name="T3">100! </text:span><text:span text:style-name="T8">=</text:span><text:span text:style-name="T3"> 93326215443944152681699238856266700490715968264381621468592963895217599993229915608941463976156518286253697920827223758251185210916864000000000000000000000000</text:span></text:p>
      <text:p text:style-name="P15"><text:span text:style-name="T21">171! =</text:span><text:bookmark text:name="scannerresult_0200_1"/><text:span text:style-name="T21"> </text:span>1241018070217667823424840524103103992616605577501693185388951803611996075221691752992751978120487585576464959501670387052809889858690710767331242032218484364310473577889968548278290754541561964852153468318044293239598173696899657235903947616152278558180061176365108428800000000000000000000000000000000000000000</text:p>
      <text:p text:style-name="P15"><text:span text:style-name="T21">250! </text:span><text:bookmark text:name="subpod_0200_112"/><text:span text:style-name="T21">=</text:span><text:bookmark text:name="scannerresult_0200_114"/><text:span text:style-name="T21"> </text:span>3232856260909107732320814552024368470994843717673780666747942427112823747555111209488817915371028199450928507353189432926730931712808990822791030279071281921676527240189264733218041186261006832925365133678939089569935713530175040513178760077247933065402339006164825552248819436572586057399222641254832982204849137721776650641276858807153128978777672951913990844377478702589172973255150283241787320658188482062478582659808848825548800000000000000000000000000000000000000000000000000000000000000</text:p>
      <text:p text:style-name="P15"><text:soft-page-break/></text:p>
      <text:p text:style-name="Text_20_body"><text:bookmark text:name="i_0300_118"/></text:p>
      <text:p text:style-name="P6"/>
      <text:p text:style-name="P4"/>
      <text:list xml:id="list211921783843759" text:continue-numbering="true" text:style-name="WWNum8">
        <text:list-item>
          <text:h text:style-name="P19" text:outline-level="1">Calculate Hypotenuse</text:h>
        </text:list-item>
      </text:list>
      <text:p text:style-name="P16"><text:span text:style-name="T1">You are given three right angled triangles. Find the length of their hypotenuses.</text:span></text:p>
      <text:list xml:id="list8091063788728203502" text:style-name="WWNum11">
        <text:list-item>
          <text:p text:style-name="P24"><text:span text:style-name="T1">Catheti: 3 and 4</text:span></text:p>
        </text:list-item>
        <text:list-item>
          <text:p text:style-name="P24"><text:span text:style-name="T1">Catheti: <text:s/>10 and 12</text:span></text:p>
        </text:list-item>
        <text:list-item>
          <text:p text:style-name="P25"><text:span text:style-name="T1">Catheti 100 and 250</text:span></text:p>
          <text:p text:style-name="P22"><text:span text:style-name="T1"/></text:p>
          <text:p text:style-name="P27"><text:span text:style-name="T4">A</text:span><text:span text:style-name="T1">nswer:</text:span>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header>
                                  <text:p text:style-name="P26"><text:span text:style-name="T9">Using</text:span><text:span text:style-name="T4"> t</text:span><text:span text:style-name="T1">he formula of Pythagoras</text:span><text:span text:style-name="T4">.</text:span></text:p>
                                </text:list-header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 text:start-value="1">
          <text:p text:style-name="P22"><text:span text:style-name="T9">H</text:span><text:span text:style-name="T4">ypotenuses is 5</text:span></text:p>
        </text:list-item>
        <text:list-item>
          <text:p text:style-name="P22"><text:span text:style-name="T10">H</text:span><text:span text:style-name="T4">ypotenuses is </text:span><text:span text:style-name="T12">2*sqrt(61) </text:span><text:span text:style-name="T24">≈</text:span><text:span text:style-name="T25"> </text:span><text:span text:style-name="T5">15.62</text:span></text:p>
        </text:list-item>
        <text:list-item>
          <text:p text:style-name="P23"><text:span text:style-name="T5">Hypotenuses is </text:span><text:span text:style-name="T12">50*sqrt(29) </text:span><text:span text:style-name="T24">≈ </text:span><text:span text:style-name="T6">269.26</text:span></text:p>
        </text:list-item>
      </text:list>
      <text:list xml:id="list211922059451934" text:continue-list="list211921783843759" text:style-name="WWNum8">
        <text:list-item>
          <text:h text:style-name="P19" text:outline-level="1">Numeral System Conversions</text:h>
        </text:list-item>
      </text:list>
      <text:p text:style-name="P16"><text:span text:style-name="T1">Convert 1234</text:span><text:span text:style-name="T16">d</text:span><text:span text:style-name="T1"> to binary and hexadecimal numeral systems.</text:span></text:p>
      <text:p text:style-name="P16"><text:span text:style-name="T1">Convert 1100101</text:span><text:span text:style-name="T16">b</text:span><text:span text:style-name="T1"> to decimal and hexadecimal numeral systems.</text:span></text:p>
      <text:p text:style-name="P16"><text:span text:style-name="T1">Convert ABC</text:span><text:span text:style-name="T16">hex</text:span><text:span text:style-name="T1"> to decimal and binary numeral systems.</text:span></text:p>
      <text:p text:style-name="P10"><text:span text:style-name="T1">Answer:</text:span></text:p>
      <text:p text:style-name="P7"><text:span text:style-name="T1">1234</text:span><text:span text:style-name="T16">d </text:span><text:span text:style-name="T1">to binary is 10011010010</text:span><text:span text:style-name="T16">b</text:span><text:span text:style-name="T1"> and hexadecimal <text:s/>is 4D2</text:span><text:span text:style-name="T16">hex</text:span><text:span text:style-name="T1"> .</text:span></text:p>
      <text:p text:style-name="P8"><text:span text:style-name="T7">1100101</text:span><text:span text:style-name="T17">b </text:span><text:span text:style-name="T7">to decimal is 101</text:span><text:span text:style-name="T17">d </text:span><text:span text:style-name="T7"><text:s/>and <text:s/>hexadecimal is 65</text:span><text:span text:style-name="T17">hex.</text:span></text:p>
      <text:p text:style-name="P14"><text:span text:style-name="T22">ABC</text:span><text:span text:style-name="T16">hex.</text:span><text:span text:style-name="T22"> To decimal is 2748</text:span><text:span text:style-name="T16">d</text:span><text:span text:style-name="T22"> and binary is 101010111100</text:span><text:span text:style-name="T16">b</text:span></text:p>
      <text:p text:style-name="P7"><text:span text:style-name="T16"/></text:p>
      <text:list xml:id="list211922806983252" text:continue-numbering="true" text:style-name="WWNum8">
        <text:list-item>
          <text:h text:style-name="P19" text:outline-level="1"><text:span text:style-name="T18">Least Common Multiple</text:span></text:h>
        </text:list-item>
      </text:list>
      <text:p text:style-name="P16"><text:span text:style-name="T1">Find LCM(1234, 3456).</text:span></text:p>
      <text:p text:style-name="P13"><text:span text:style-name="T13">Answer:</text:span><text:span text:style-name="T1"> </text:span></text:p>
      <text:p text:style-name="P13"><text:span text:style-name="T1">2132352</text:span></text:p>
      <text:h text:style-name="P20" text:outline-level="1" text:is-list-header="true"><text:span text:style-name="T1"/></text:h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Calibri1" svg:font-family="Calibri" style:font-family-generic="swiss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2" svg:font-family="Calibri" style:font-family-generic="system" style:font-pitch="variable"/>
    <style:font-face style:name="Consolas1" svg:font-family="Consolas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Calibri2" style:font-size-asian="11pt" style:language-asian="en" style:country-asian="US" style:font-name-complex="Arial" style:font-size-complex="11pt" style:language-complex="ar" style:country-complex="SA"/>
    </style:default-style>
    <style:default-style style:family="paragraph">
      <style:paragraph-properties fo:margin-top="0cm" fo:margin-bottom="0.353cm" loext:contextual-spacing="false" fo:line-height="115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letter-kerning="true" style:font-name-asian="Calibri2" style:font-size-asian="11pt" style:language-asian="en" style:country-asian="US" style:font-name-complex="Arial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fo:language="bg" fo:country="BG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212cm" fo:margin-bottom="0.106cm" loext:contextual-spacing="false" fo:keep-together="always" fo:keep-with-next="always"/>
      <style:text-properties fo:color="#642d08" fo:font-size="20pt" fo:font-weight="bold" style:font-name-asian="宋体" style:font-family-asian="宋体" style:font-family-generic-asian="system" style:font-pitch-asian="variable" style:font-size-asian="20pt" style:font-weight-asian="bold" style:font-name-complex="Times New Roman1" style:font-family-complex="'Times New Roman'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1" style:class="text">
      <style:paragraph-properties fo:margin-left="0cm" fo:margin-right="0cm" fo:margin-top="0.212cm" fo:margin-bottom="0.141cm" loext:contextual-spacing="false" fo:keep-together="always" fo:text-indent="0cm" style:auto-text-indent="false" fo:keep-with-next="always">
        <style:tab-stops>
          <style:tab-stop style:position="3.251cm"/>
        </style:tab-stops>
      </style:paragraph-properties>
      <style:text-properties fo:color="#7c380a" fo:font-size="18pt" fo:language="en" fo:country="US" fo:font-weight="bold" style:font-name-asian="宋体" style:font-family-asian="宋体" style:font-family-generic-asian="system" style:font-pitch-asian="variable" style:font-size-asian="18pt" style:font-weight-asian="bold" style:font-name-complex="Times New Roman1" style:font-family-complex="'Times New Roman'" style:font-family-generic-complex="system" style:font-pitch-complex="variable" style:font-size-complex="18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212cm" fo:margin-bottom="0.141cm" loext:contextual-spacing="false" fo:keep-together="always" fo:keep-with-next="always"/>
      <style:text-properties fo:color="#8f400b" fo:font-size="16pt" fo:font-weight="bold" style:font-name-asian="宋体" style:font-family-asian="宋体" style:font-family-generic-asian="system" style:font-pitch-asian="variable" style:font-size-asian="16pt" style:font-weight-asian="bold" style:font-name-complex="Times New Roman1" style:font-family-complex="'Times New Roman'" style:font-family-generic-complex="system" style:font-pitch-complex="variable" style:font-size-complex="16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141cm" fo:margin-bottom="0.141cm" loext:contextual-spacing="false" fo:keep-together="always" fo:keep-with-next="always"/>
      <style:text-properties fo:color="#a34a0d" fo:font-size="14pt" fo:font-weight="bold" style:font-name-asian="宋体" style:font-family-asian="宋体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 style:font-style-complex="italic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071cm" fo:margin-bottom="0cm" loext:contextual-spacing="false" fo:keep-together="always" fo:keep-with-next="always"/>
      <style:text-properties fo:color="#b2500e" fo:font-weight="bold" style:font-name-asian="宋体" style:font-family-asian="宋体" style:font-family-generic-asian="system" style:font-pitch-asian="variable" style:font-weight-asian="bold" style:font-name-complex="Times New Roman1" style:font-family-complex="'Times New Roman'" style:font-family-generic-complex="system" style:font-pitch-complex="variable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Code" style:family="paragraph" style:parent-style-name="Standard" style:next-style-name="Standard" style:default-outline-level="">
      <style:text-properties style:font-name="Consolas" fo:font-family="Consolas" style:font-family-generic="roman" style:font-pitch="variable" fo:language="en" fo:country="US" fo:font-weight="bold" style:font-weight-asian="bold" style:font-name-complex="Consolas1" style:font-family-complex="Consolas" style:font-family-generic-complex="system" style:font-pitch-complex="variable"/>
    </style:style>
    <style:style style:name="Frame_20_contents" style:display-name="Frame contents" style:family="paragraph" style:parent-style-name="Standard" style:class="extra"/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Preformatted_20_Text" style:display-name="Preformatted Text" style:family="paragraph" style:parent-style-name="Standard" style:class="html"/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Heading_20_1_20_Char" style:display-name="Heading 1 Char" style:family="text" style:parent-style-name="Default_20_Paragraph_20_Font">
      <style:text-properties fo:color="#642d08" fo:font-size="20pt" fo:language="bg" fo:country="BG" fo:font-weight="bold" style:font-name-asian="宋体" style:font-family-asian="宋体" style:font-family-generic-asian="system" style:font-pitch-asian="variable" style:font-size-asian="20pt" style:font-weight-asian="bold" style:font-name-complex="Times New Roman1" style:font-family-complex="'Times New Roman'" style:font-family-generic-complex="system" style:font-pitch-complex="variable" style:font-size-complex="16pt"/>
    </style:style>
    <style:style style:name="Heading_20_2_20_Char" style:display-name="Heading 2 Char" style:family="text" style:parent-style-name="Default_20_Paragraph_20_Font">
      <style:text-properties fo:color="#7c380a" fo:font-size="18pt" fo:font-weight="bold" style:font-name-asian="宋体" style:font-family-asian="宋体" style:font-family-generic-asian="system" style:font-pitch-asian="variable" style:font-size-asian="18pt" style:font-weight-asian="bold" style:font-name-complex="Times New Roman1" style:font-family-complex="'Times New Roman'" style:font-family-generic-complex="system" style:font-pitch-complex="variable" style:font-size-complex="18pt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Heading_20_3_20_Char" style:display-name="Heading 3 Char" style:family="text" style:parent-style-name="Default_20_Paragraph_20_Font">
      <style:text-properties fo:color="#8f400b" fo:font-size="16pt" fo:language="bg" fo:country="BG" fo:font-weight="bold" style:font-name-asian="宋体" style:font-family-asian="宋体" style:font-family-generic-asian="system" style:font-pitch-asian="variable" style:font-size-asian="16pt" style:font-weight-asian="bold" style:font-name-complex="Times New Roman1" style:font-family-complex="'Times New Roman'" style:font-family-generic-complex="system" style:font-pitch-complex="variable" style:font-size-complex="16pt"/>
    </style:style>
    <style:style style:name="Heading_20_4_20_Char" style:display-name="Heading 4 Char" style:family="text" style:parent-style-name="Default_20_Paragraph_20_Font">
      <style:text-properties fo:color="#a34a0d" fo:font-size="14pt" fo:language="bg" fo:country="BG" fo:font-weight="bold" style:font-name-asian="宋体" style:font-family-asian="宋体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 style:font-style-complex="italic"/>
    </style:style>
    <style:style style:name="FollowedHyper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Heading_20_5_20_Char" style:display-name="Heading 5 Char" style:family="text" style:parent-style-name="Default_20_Paragraph_20_Font">
      <style:text-properties fo:color="#b2500e" fo:language="bg" fo:country="BG" fo:font-weight="bold" style:font-name-asian="宋体" style:font-family-asian="宋体" style:font-family-generic-asian="system" style:font-pitch-asian="variable" style:font-weight-asian="bold" style:font-name-complex="Times New Roman1" style:font-family-complex="'Times New Roman'" style:font-family-generic-complex="system" style:font-pitch-complex="variable"/>
    </style:style>
    <style:style style:name="List_20_Paragraph_20_Char" style:display-name="List Paragraph Char" style:family="text" style:parent-style-name="Default_20_Paragraph_20_Font">
      <style:text-properties fo:language="bg" fo:country="BG"/>
    </style:style>
    <style:style style:name="Code_20_Char" style:display-name="Code Char" style:family="text" style:parent-style-name="List_20_Paragraph_20_Char">
      <style:text-properties style:font-name="Consolas" fo:font-family="Consolas" style:font-family-generic="roman" style:font-pitch="variable" fo:language="bg" fo:country="BG" fo:font-weight="bold" style:font-weight-asian="bold" style:font-name-complex="Consolas1" style:font-family-complex="Consolas" style:font-family-generic-complex="system" style:font-pitch-complex="variable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asian="Calibri2" style:font-family-asian="Calibri" style:font-family-generic-asian="system" style:font-pitch-asian="variable" style:font-name-complex="Arial" style:font-family-complex="Arial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prefix="Problem " style:num-suffix="." style:num-format="1">
        <style:list-level-properties text:list-level-position-and-space-mode="label-alignment">
          <style:list-level-label-alignment text:label-followed-by="listtab" fo:text-indent="-0.635cm" fo:margin-left="4.136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2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prefix="Problem " style:num-suffix="." style:num-format="1">
        <style:list-level-properties text:list-level-position-and-space-mode="label-alignment">
          <style:list-level-label-alignment text:label-followed-by="listtab" fo:text-indent="-0.635cm" fo:margin-left="4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71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52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06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3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margin-left="0cm" fo:margin-right="0cm" fo:text-indent="-2cm" style:auto-text-indent="false"/>
    </style:style>
    <style:style style:name="MP2" style:family="paragraph" style:parent-style-name="Frame_20_contents">
      <style:paragraph-properties fo:margin-top="0cm" fo:margin-bottom="0cm" loext:contextual-spacing="false" fo:line-height="100%"/>
      <style:text-properties fo:color="#000000"/>
    </style:style>
    <style:style style:name="MP3" style:family="paragraph">
      <loext:graphic-properties draw:fill="none"/>
      <style:paragraph-properties fo:text-align="start"/>
      <style:text-properties fo:color="#000000" fo:font-size="18pt"/>
    </style:style>
    <style:style style:name="MP4" style:family="paragraph" style:parent-style-name="Frame_20_contents">
      <style:paragraph-properties fo:margin-top="0cm" fo:margin-bottom="0cm" loext:contextual-spacing="false" fo:line-height="100%" fo:text-align="end" style:justify-single-word="false"/>
      <style:text-properties fo:color="#000000"/>
    </style:style>
    <style:style style:name="MP5" style:family="paragraph" style:parent-style-name="Frame_20_contents">
      <style:paragraph-properties fo:margin-top="0.071cm" fo:margin-bottom="0.088cm" loext:contextual-spacing="false" fo:line-height="100%"/>
    </style:style>
    <style:style style:name="MP6" style:family="paragraph" style:parent-style-name="Frame_20_contents">
      <style:paragraph-properties fo:margin-left="1cm" fo:margin-right="0cm" fo:margin-top="0cm" fo:margin-bottom="0cm" loext:contextual-spacing="false" fo:line-height="100%" fo:text-indent="0.6cm" style:auto-text-indent="false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T1" style:family="text">
      <style:text-properties fo:font-size="9.5pt" fo:language="en" fo:country="US" style:font-size-asian="9.5pt" style:font-size-complex="9.5pt"/>
    </style:style>
    <style:style style:name="MT2" style:family="text">
      <style:text-properties fo:font-size="9pt" fo:language="en" fo:country="US" style:font-size-asian="9pt" style:font-size-complex="9pt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 style:parent-style-name="Frame">
      <style:graphic-properties draw:stroke="none" svg:stroke-width="0.018cm" draw:fill="none" draw:textarea-vertical-align="middle" draw:auto-grow-height="false" fo:min-height="0.557cm" fo:min-width="1.535cm" fo:padding-top="0cm" fo:padding-bottom="0cm" fo:padding-left="0.049cm" fo:padding-right="0cm" fo:wrap-option="wrap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2" style:family="graphic" style:parent-style-name="Frame">
      <style:graphic-properties draw:stroke="none" svg:stroke-width="0.018cm" draw:fill="none" draw:textarea-vertical-align="middle" draw:auto-grow-height="false" fo:min-height="0.564cm" fo:min-width="2.503cm" fo:padding-top="0cm" fo:padding-bottom="0cm" fo:padding-left="0cm" fo:padding-right="0cm" fo:wrap-option="wrap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3" style:family="graphic" style:parent-style-name="Frame">
      <style:graphic-properties draw:stroke="none" svg:stroke-width="0.026cm" draw:stroke-linejoin="miter" draw:fill="none" draw:textarea-vertical-align="top" draw:auto-grow-height="false" fo:min-height="1.178cm" fo:min-width="13.481cm" fo:padding-top="0.125cm" fo:padding-bottom="0.125cm" fo:padding-left="0.25cm" fo:padding-right="0.25cm" fo:wrap-option="wrap" fo:margin-left="0.318cm" fo:margin-right="0.318cm" fo:margin-top="0.127cm" fo:margin-bottom="0.127cm" style:run-through="background" style:wrap="parallel" style:number-wrapped-paragraphs="no-limit" style:wrap-contour="false" style:vertical-pos="from-top" style:vertical-rel="paragraph" style:horizontal-pos="from-left" style:horizontal-rel="paragraph" draw:wrap-influence-on-position="once-concurrent" style:flow-with-text="false"/>
    </style:style>
    <style:style style:name="Mgr4" style:family="graphic">
      <style:graphic-properties draw:stroke="solid" svg:stroke-width="0.035cm" svg:stroke-color="#f37123" draw:fill="none" draw:textarea-horizontal-align="center" draw:textarea-vertical-align="top" draw:auto-grow-height="false" fo:padding-top="0.125cm" fo:padding-bottom="0.125cm" fo:padding-left="0.25cm" fo:padding-right="0.25cm" fo:wrap-option="wrap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5" style:family="graphic" style:parent-style-name="Frame">
      <style:graphic-properties draw:stroke="none" svg:stroke-width="0.026cm" draw:stroke-linejoin="miter" draw:fill="none" draw:textarea-vertical-align="top" draw:auto-grow-height="false" fo:min-height="1.178cm" fo:min-width="3.844cm" fo:padding-top="0.125cm" fo:padding-bottom="0.125cm" fo:padding-left="0.25cm" fo:padding-right="0.25cm" fo:wrap-option="wrap" fo:margin-left="0.318cm" fo:margin-right="0.318cm" fo:margin-top="0.127cm" fo:margin-bottom="0.127cm" style:run-through="background" style:wrap="parallel" style:number-wrapped-paragraphs="no-limit" style:wrap-contour="false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1.799cm" fo:margin-left="1.3cm" fo:margin-right="1.3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.002cm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Footer"><draw:custom-shape text:anchor-type="paragraph" draw:z-index="3" draw:name="Text Box 2" draw:style-name="Mgr1" draw:text-style-name="MP3" svg:width="1.583cm" svg:height="0.556cm" svg:x="4.374cm" svg:y="1.18cm"><text:p text:style-name="MP2"><text:span text:style-name="MT1">Follow us:</text:span></text:p><draw:enhanced-geometry svg:viewBox="0 0 0 0" draw:mirror-vertical="false" draw:mirror-horizontal="false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9" draw:name="Text Box 3" draw:style-name="Mgr2" draw:text-style-name="MP3" svg:width="2.502cm" svg:height="0.563cm" svg:x="15.752cm" svg:y="1.184cm"><text:p text:style-name="MP4"><text:span text:style-name="MT2">Page </text:span><text:span text:style-name="MT2"><text:page-number text:select-page="current">2</text:page-number></text:span><text:span text:style-name="MT2"> of </text:span><text:span text:style-name="MT2"><text:page-count>2</text:page-count></text:span></text:p><draw:enhanced-geometry svg:viewBox="0 0 0 0" draw:mirror-vertical="false" draw:mirror-horizontal="false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" draw:name="Text Box 17" draw:style-name="Mgr3" draw:text-style-name="MP7" svg:width="13.981cm" svg:height="1.428cm" svg:x="4.382cm" svg:y="0.49cm"><text:p text:style-name="MP5"><text:span text:style-name="MT1">© Software University Foundation (</text:span><text:a xlink:type="simple" xlink:href="http://softuni.org/" text:style-name="Internet_20_link" text:visited-style-name="Visited_20_Internet_20_Link"><text:span text:style-name="MT1">softuni.org</text:span></text:a><text:span text:style-name="MT1">). This work is licensed under the </text:span><text:a xlink:type="simple" xlink:href="http://creativecommons.org/licenses/by-nc-sa/4.0/" text:style-name="Internet_20_link" text:visited-style-name="Visited_20_Internet_20_Link"><text:span text:style-name="MT1">CC-BY-NC-SA</text:span></text:a><text:span text:style-name="MT1"> license.</text:span></text:p><text:p text:style-name="MP6"><draw:frame draw:style-name="Mfr1" draw:name="Picture 5" text:anchor-type="as-char" svg:width="0.556cm" svg:height="0.556cm" draw:z-index="17"><draw:image xlink:href="Pictures/10000200000000940000009464FD7ABA.png" xlink:type="simple" xlink:show="embed" xlink:actuate="onLoad"/><svg:title>Software University</svg:title></draw:frame><text:span text:style-name="MT1"> <text:s text:c="2"/></text:span><text:span text:style-name="MT1"><draw:frame draw:style-name="Mfr1" draw:name="Picture 6" text:anchor-type="as-char" svg:width="0.556cm" svg:height="0.556cm" draw:z-index="19"><draw:image xlink:href="Pictures/100002000000009400000094EADE1E09.png" xlink:type="simple" xlink:show="embed" xlink:actuate="onLoad"/><svg:title>Software University Foundation</svg:title></draw:frame></text:span><text:span text:style-name="MT1"> <text:s text:c="2"/></text:span><text:span text:style-name="MT1"><draw:frame draw:style-name="Mfr1" draw:name="Picture 7" text:anchor-type="as-char" svg:width="0.556cm" svg:height="0.556cm" draw:z-index="21"><draw:image xlink:href="Pictures/10000200000000940000009451697E43.png" xlink:type="simple" xlink:show="embed" xlink:actuate="onLoad"/><svg:title>Software University @ Facebook</svg:title></draw:frame></text:span><text:span text:style-name="MT1"> <text:s text:c="2"/></text:span><text:span text:style-name="MT1"><draw:frame draw:style-name="Mfr1" draw:name="Picture 8" text:anchor-type="as-char" svg:width="0.556cm" svg:height="0.556cm" draw:z-index="23"><draw:image xlink:href="Pictures/100002000000009400000094C4BE864F.png" xlink:type="simple" xlink:show="embed" xlink:actuate="onLoad"/><svg:title>Software University @ Twitter</svg:title></draw:frame></text:span><text:span text:style-name="MT1"> <text:s text:c="2"/></text:span><text:span text:style-name="MT1"><draw:frame draw:style-name="Mfr1" draw:name="Picture 9" text:anchor-type="as-char" svg:width="0.556cm" svg:height="0.556cm" draw:z-index="25"><draw:image xlink:href="Pictures/100002000000009400000094008D3B02.png" xlink:type="simple" xlink:show="embed" xlink:actuate="onLoad"/><svg:title>Software University @ YouTube</svg:title></draw:frame></text:span><text:span text:style-name="MT1"> <text:s text:c="2"/></text:span><text:span text:style-name="MT1"><draw:frame draw:style-name="Mfr1" draw:name="Picture 10" text:anchor-type="as-char" svg:width="0.556cm" svg:height="0.556cm" draw:z-index="27"><draw:image xlink:href="Pictures/100002000000009400000094CE935F1B.png" xlink:type="simple" xlink:show="embed" xlink:actuate="onLoad"/><svg:title>Software University @ Google+</svg:title></draw:frame></text:span><text:span text:style-name="MT1"> <text:s text:c="2"/></text:span><text:span text:style-name="MT1"><draw:frame draw:style-name="Mfr1" draw:name="Picture 11" text:anchor-type="as-char" svg:width="0.556cm" svg:height="0.556cm" draw:z-index="29"><draw:image xlink:href="Pictures/1000020000000094000000949EEE5156.png" xlink:type="simple" xlink:show="embed" xlink:actuate="onLoad"/><svg:title>Software University @ LinkedIn</svg:title></draw:frame></text:span><text:span text:style-name="MT1"> <text:s text:c="2"/></text:span><text:span text:style-name="MT1"><draw:frame draw:style-name="Mfr1" draw:name="Picture 12" text:anchor-type="as-char" svg:width="0.556cm" svg:height="0.556cm" draw:z-index="31"><draw:image xlink:href="Pictures/100002000000009400000094C3CC6AB9.png" xlink:type="simple" xlink:show="embed" xlink:actuate="onLoad"/><svg:title>Software University @ SlideShare</svg:title></draw:frame></text:span><text:span text:style-name="MT1"> <text:s text:c="2"/></text:span><text:span text:style-name="MT1"><draw:frame draw:style-name="Mfr1" draw:name="Picture 13" text:anchor-type="as-char" svg:width="0.556cm" svg:height="0.556cm" draw:z-index="33"><draw:image xlink:href="Pictures/1000020000000094000000940867BD18.png" xlink:type="simple" xlink:show="embed" xlink:actuate="onLoad"/><svg:title>Software University @ GitHub</svg:title></draw:frame></text:span><text:span text:style-name="MT1"> <text:s text:c="2"/></text:span><text:span text:style-name="MT1"><draw:frame draw:style-name="Mfr1" draw:name="Picture 14" text:anchor-type="as-char" svg:width="0.556cm" svg:height="0.556cm" draw:z-index="35"><draw:image xlink:href="Pictures/10000200000000940000009446FAF704.png" xlink:type="simple" xlink:show="embed" xlink:actuate="onLoad"/><svg:title>Software University: Email Us</svg:title></draw:frame>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text:anchor-type="paragraph" draw:z-index="7" draw:name="Straight Connector 1" draw:style-name="Mgr4" draw:text-style-name="MP7" svg:x1="-0.011cm" svg:y1="0.395cm" svg:x2="18.362cm" svg:y2="0.395cm"><text:p/></draw:line><draw:custom-shape text:anchor-type="paragraph" draw:z-index="5" draw:name="Text Box 4" draw:style-name="Mgr5" draw:text-style-name="MP7" svg:width="4.343cm" svg:height="1.428cm" svg:x="0.035cm" svg:y="0.485cm"><text:p><draw:frame draw:style-name="Mfr1" draw:name="Picture 15" text:anchor-type="as-char" svg:width="3.78cm" svg:height="1.221cm" draw:z-index="39"><draw:image xlink:href="Pictures/10000000000001BD0000009082F4C766.jpg" xlink:type="simple" xlink:show="embed" xlink:actuate="onLoad"/><svg:title>Software University Foundation - logo</svg:title></draw:frame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# Basics - Homework</dc:title>
    <meta:initial-creator>Software University Foundation</meta:initial-creator>
    <meta:keyword>C#</meta:keyword>
    <meta:keyword>C#</meta:keyword>
    <meta:keyword>Basics</meta:keyword>
    <meta:keyword>course</meta:keyword>
    <meta:keyword>Sofware</meta:keyword>
    <meta:keyword>University</meta:keyword>
    <meta:keyword>SoftUni</meta:keyword>
    <meta:keyword>programming</meta:keyword>
    <meta:keyword>software</meta:keyword>
    <meta:keyword>development</meta:keyword>
    <meta:keyword>education</meta:keyword>
    <meta:keyword>training</meta:keyword>
    <dc:description>http://softuni.bg/courses/csharp-basics/</dc:description>
    <meta:editing-cycles>18</meta:editing-cycles>
    <meta:print-date>2015-11-09T14:37:16.232506898</meta:print-date>
    <meta:creation-date>2014-10-24T10:40:00</meta:creation-date>
    <dc:date>2015-11-10T21:19:21.661142991</dc:date>
    <meta:editing-duration>PT21M31S</meta:editing-duration>
    <meta:generator>LibreOffice/4.4.6.3$Linux_X86_64 LibreOffice_project/40m0$Build-3</meta:generator>
    <meta:document-statistic meta:table-count="0" meta:image-count="11" meta:object-count="0" meta:page-count="2" meta:paragraph-count="47" meta:word-count="285" meta:character-count="2658" meta:non-whitespace-character-count="2396"/>
    <meta:user-defined meta:name="AppVersion">15.0000</meta:user-defined>
    <meta:user-defined meta:name="Company">Software University Foundation - http://softuni.org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category" meta:value-type="string">programming, education, software engineering, software development</meta:user-defined>
    <meta:template xlink:type="simple" xlink:actuate="onRequest" xlink:title="Normal.dotm" xlink:href=""/>
  </office:meta>
</office:document-meta>
</file>